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" svg:font-family="arial, helvetica, sans-serif"/>
    <style:font-face style:name="arial1" svg:font-family="arial, sans-serif"/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36in" table:align="left" style:shadow="none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61in"/>
    </style:style>
    <style:style style:name="Table1.A1" style:family="table-cell">
      <style:table-cell-properties style:vertical-align="middle" style:border-line-width-bottom="0in 0.0014in 0.0007in" fo:padding="0.0201in" fo:border-left="0.05pt solid #808080" fo:border-right="none" fo:border-top="0.05pt solid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bottom="0in 0.0014in 0.0007in" fo:padding="0.0201in" fo:border-left="0.05pt double #808080" fo:border-right="0.05pt solid #808080" fo:border-top="0.05pt solid #808080" fo:border-bottom="0.05pt double #808080"/>
    </style:style>
    <style:style style:name="Table1.A2" style:family="table-cell">
      <style:table-cell-properties style:vertical-align="middle" style:border-line-width-bottom="0in 0.0014in 0.0007in" fo:padding="0.0201in" fo:border-left="0.05pt solid #808080" fo:border-right="none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bottom="0in 0.0014in 0.0007in" fo:padding="0.0201in" fo:border-left="0.05pt double #808080" fo:border-right="0.05pt solid #808080" fo:border-top="none" fo:border-bottom="0.05pt double #808080"/>
    </style:style>
    <style:style style:name="Table1.A10" style:family="table-cell">
      <style:table-cell-properties style:vertical-align="middle" fo:padding="0.0201in" fo:border-left="0.05pt solid #808080" fo:border-right="none" fo:border-top="none" fo:border-bottom="0.05pt solid #808080"/>
    </style:style>
    <style:style style:name="Table1.B10" style:family="table-cell">
      <style:table-cell-properties style:vertical-align="middle" style:border-line-width-left="0in 0.0014in 0.0007in" fo:padding="0.0201in" fo:border-left="0.05pt double #808080" fo:border-right="0.05pt solid #808080" fo:border-top="none" fo:border-bottom="0.05pt solid #808080"/>
    </style:style>
    <style:style style:name="Table2" style:family="table">
      <style:table-properties style:width="6.9236in" table:align="left" style:shadow="none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5.9861in"/>
    </style:style>
    <style:style style:name="Table2.A1" style:family="table-cell">
      <style:table-cell-properties style:vertical-align="middle" style:border-line-width-bottom="0in 0.0014in 0.0007in" fo:padding="0.0201in" fo:border-left="0.05pt solid #808080" fo:border-right="none" fo:border-top="0.05pt solid #808080" fo:border-bottom="0.05pt double #808080"/>
    </style:style>
    <style:style style:name="Table2.B1" style:family="table-cell">
      <style:table-cell-properties style:vertical-align="middle" style:border-line-width-left="0in 0.0014in 0.0007in" style:border-line-width-bottom="0in 0.0014in 0.0007in" fo:padding="0.0201in" fo:border-left="0.05pt double #808080" fo:border-right="0.05pt solid #808080" fo:border-top="0.05pt solid #808080" fo:border-bottom="0.05pt double #808080"/>
    </style:style>
    <style:style style:name="Table2.A2" style:family="table-cell">
      <style:table-cell-properties style:vertical-align="middle" style:border-line-width-bottom="0in 0.0014in 0.0007in" fo:padding="0.0201in" fo:border-left="0.05pt solid #808080" fo:border-right="none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bottom="0in 0.0014in 0.0007in" fo:padding="0.0201in" fo:border-left="0.05pt double #808080" fo:border-right="0.05pt solid #808080" fo:border-top="none" fo:border-bottom="0.05pt double #808080"/>
    </style:style>
    <style:style style:name="Table2.A6" style:family="table-cell">
      <style:table-cell-properties style:vertical-align="middle" fo:padding="0.0201in" fo:border-left="0.05pt solid #808080" fo:border-right="none" fo:border-top="none" fo:border-bottom="0.05pt solid #808080"/>
    </style:style>
    <style:style style:name="Table2.B6" style:family="table-cell">
      <style:table-cell-properties style:vertical-align="middle" style:border-line-width-left="0in 0.0014in 0.0007in" fo:padding="0.0201in" fo:border-left="0.05pt double #808080" fo:border-right="0.05pt solid #808080" fo:border-top="none" fo:border-bottom="0.05pt solid #808080"/>
    </style:style>
    <style:style style:name="P1" style:family="paragraph" style:parent-style-name="Text_20_body">
      <style:paragraph-properties fo:margin-top="0in" fo:margin-bottom="0in" loext:contextual-spacing="false"/>
      <style:text-properties style:font-name="DejaVu Sans" fo:font-size="9pt" style:font-size-asian="9pt" style:font-size-complex="9pt"/>
    </style:style>
    <style:style style:name="P2" style:family="paragraph" style:parent-style-name="Text_20_body">
      <style:paragraph-properties fo:margin-top="0in" fo:margin-bottom="0in" loext:contextual-spacing="false"/>
      <style:text-properties style:font-name="DejaVu Sans" fo:font-size="9pt" officeooo:paragraph-rsid="001207bc" style:font-size-asian="9pt" style:font-size-complex="9pt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DejaVu Sans" fo:font-size="9pt" style:font-size-asian="9pt" style:font-size-complex="9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DejaVu Sans" fo:font-size="9pt" officeooo:rsid="001207bc" officeooo:paragraph-rsid="001207bc" style:font-size-asian="9pt" style:font-size-complex="9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DejaVu Sans" fo:font-size="9pt" officeooo:rsid="0013df2e" officeooo:paragraph-rsid="0013df2e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DejaVu Sans" fo:font-size="9pt" officeooo:rsid="001534e6" officeooo:paragraph-rsid="001534e6" style:font-size-asian="9pt" style:font-size-complex="9pt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1207bc"/>
    </style:style>
    <style:style style:name="P8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1207bc"/>
    </style:style>
    <style:style style:name="T1" style:family="text">
      <style:text-properties fo:color="#000000" style:font-name="DejaVu Sans" fo:font-size="9pt" officeooo:rsid="001207bc" style:font-size-asian="9pt" style:font-size-complex="9pt"/>
    </style:style>
    <style:style style:name="T2" style:family="text">
      <style:text-properties officeooo:rsid="001207bc"/>
    </style:style>
    <style:style style:name="T3" style:family="text">
      <style:text-properties officeooo:rsid="001705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rong_20_Emphasis"><text:span text:style-name="T1">Open vSwitch 2014 Fall Conference Agenda</text:span></text:span></text:p>
      <text:p text:style-name="P7"><text:span text:style-name="Strong_20_Emphasis"><text:span text:style-name="T1"/></text:span></text:p>
      <text:p text:style-name="P3"><text:span text:style-name="T2">Monday, </text:span>Nov. 17, <text:span text:style-name="T2">2014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8:30-9:30</text:p>
          </table:table-cell>
          <table:table-cell table:style-name="Table1.B1" office:value-type="string">
            <text:p text:style-name="P1">Breakfast</text:p>
          </table:table-cell>
        </table:table-row>
        <table:table-row>
          <table:table-cell table:style-name="Table1.A2" office:value-type="string">
            <text:p text:style-name="P1">9:30-10:00</text:p>
          </table:table-cell>
          <table:table-cell table:style-name="Table1.B2" office:value-type="string">
            <text:p text:style-name="P1">Welcome <text:span text:style-name="T3">(Ben Pfaff, VMware)</text:span></text:p>
          </table:table-cell>
        </table:table-row>
        <table:table-row>
          <table:table-cell table:style-name="Table1.A2" office:value-type="string">
            <text:p text:style-name="P1">10:00-10:30</text:p>
          </table:table-cell>
          <table:table-cell table:style-name="Table1.B2" office:value-type="string">
            <text:p text:style-name="P1">Introductory keynote (Guido Appenzeller, VMware)</text:p>
          </table:table-cell>
        </table:table-row>
        <table:table-row>
          <table:table-cell table:style-name="Table1.A2" office:value-type="string">
            <text:p text:style-name="P1">10:30-11:30</text:p>
          </table:table-cell>
          <table:table-cell table:style-name="Table1.B2" office:value-type="string">
            <text:p text:style-name="P2">Connection tracking &amp; stateful NAT (Thomas Graf, Noiro Networks; Justin Pettit, VMware)</text:p>
            <text:p text:style-name="P2">L7-Filter and Open vSwitch (Franck Baudin, Qosmos)</text:p>
          </table:table-cell>
        </table:table-row>
        <table:table-row>
          <table:table-cell table:style-name="Table1.A2" office:value-type="string">
            <text:p text:style-name="P1">11:30-1:00</text:p>
          </table:table-cell>
          <table:table-cell table:style-name="Table1.B2" office:value-type="string">
            <text:p text:style-name="P1">Lunch</text:p>
          </table:table-cell>
        </table:table-row>
        <table:table-row>
          <table:table-cell table:style-name="Table1.A2" office:value-type="string">
            <text:p text:style-name="P1">1:00-3:00</text:p>
          </table:table-cell>
          <table:table-cell table:style-name="Table1.B2" office:value-type="string">
            <text:p text:style-name="P1">OpenFlow Representation of Encapsulation Metadata (Scott Mann and Madhu Challa, Noiro Networks)</text:p>
            <text:p text:style-name="P1">Open vSwitch on Hyper-V: Design, and development status (Nithin Raju, Eitan Eliahu, and Ankur Sharma, VMware)</text:p>
            <text:p text:style-name="P1">Traffic visibility and control with sFlow (Peter Phaal, InMon)</text:p>
            <text:p text:style-name="P1">ONOS Architecture Update (Thomas Vachuska, ON.LAB)</text:p>
          </table:table-cell>
        </table:table-row>
        <table:table-row>
          <table:table-cell table:style-name="Table1.A2" office:value-type="string">
            <text:p text:style-name="P1">3:00-3:30</text:p>
          </table:table-cell>
          <table:table-cell table:style-name="Table1.B2" office:value-type="string">
            <text:p text:style-name="P1">Break</text:p>
          </table:table-cell>
        </table:table-row>
        <table:table-row>
          <table:table-cell table:style-name="Table1.A2" office:value-type="string">
            <text:p text:style-name="P1">3:30-5:30</text:p>
          </table:table-cell>
          <table:table-cell table:style-name="Table1.B2" office:value-type="string">
            <text:p text:style-name="P1">Managing Open vSwitch across a large heterogeneous fleet (Chad Norgan, Rackspace)</text:p>
            <text:p text:style-name="P1">Introduction to network switching with P4 (Dan Talayco, Barefoot Networks)</text:p>
            <text:p text:style-name="P1">Accelerating Network Intensive Workloads Using the DPDK netdev (Gerald Rogers, Intel)</text:p>
            <text:p text:style-name="P1">Open vSwitch-powered Docker (Madhu Venugopal, Brent Salisbury, Dave Tucker)</text:p>
          </table:table-cell>
        </table:table-row>
        <table:table-row>
          <table:table-cell table:style-name="Table1.A2" office:value-type="string">
            <text:p text:style-name="P5">5:30-6:00</text:p>
          </table:table-cell>
          <table:table-cell table:style-name="Table1.B2" office:value-type="string">
            <text:p text:style-name="P5">Break</text:p>
          </table:table-cell>
        </table:table-row>
        <table:table-row>
          <table:table-cell table:style-name="Table1.A10" office:value-type="string">
            <text:p text:style-name="P1">6:00-10:00</text:p>
          </table:table-cell>
          <table:table-cell table:style-name="Table1.B10" office:value-type="string">
            <text:p text:style-name="P1">Reception with remote control fighting robots by botbashparty.com (sponsored by Open Daylight and the Linux Foundation)</text:p>
          </table:table-cell>
        </table:table-row>
      </table:table>
      <text:p text:style-name="P1"/>
      <text:p text:style-name="P4">Tuesday, Nov. 18, 2014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8:30-9:30</text:p>
          </table:table-cell>
          <table:table-cell table:style-name="Table2.B1" office:value-type="string">
            <text:p text:style-name="P1">Breakfast</text:p>
          </table:table-cell>
        </table:table-row>
        <table:table-row>
          <table:table-cell table:style-name="Table2.A2" office:value-type="string">
            <text:p text:style-name="P1">9:30-11:30</text:p>
          </table:table-cell>
          <table:table-cell table:style-name="Table2.B2" office:value-type="string">
            <text:p text:style-name="P1">MPLS LDP based LSR and LER using OpenFlow (Vikram Dham, Kamboi Technologies)</text:p>
            <text:p text:style-name="P1">OpenFlow-based traffic engineering for mobile devices (Radhika M. Hirannaiah, individual researcher)</text:p>
            <text:p text:style-name="P1">Integrating Open vSwitch with 802.1aq SPB (Paul Unbehagen, Avaya)</text:p>
            <text:p text:style-name="P1">OFConnect: An Open Source OpenFlow Networking Library (Deepa Karnad Dhurka and Ramya Bolla, CodeChix.org)</text:p>
          </table:table-cell>
        </table:table-row>
        <table:table-row>
          <table:table-cell table:style-name="Table2.A2" office:value-type="string">
            <text:p text:style-name="P1">11:30-1:00</text:p>
          </table:table-cell>
          <table:table-cell table:style-name="Table2.B2" office:value-type="string">
            <text:p text:style-name="P1">Lunch</text:p>
          </table:table-cell>
        </table:table-row>
        <table:table-row>
          <table:table-cell table:style-name="Table2.A2" office:value-type="string">
            <text:p text:style-name="P1">1:00-3:00</text:p>
          </table:table-cell>
          <table:table-cell table:style-name="Table2.B2" office:value-type="string">
            <text:p text:style-name="P1">OVS Acceleration Approaches (Johann Tonsing and Robert Truesdell, Netronome)</text:p>
            <text:p text:style-name="P1">OVSDB--"use it to configure a switch or track your stamp collection" (Madhu Venugopal, Brent Salisbury, Dave Tucker)</text:p>
            <text:p text:style-name="P1">Full vTEP hardware offload with SR-IOV and queue redirection (Thomas Graf, Noiro Networks)</text:p>
            <text:p text:style-name="P1">An Interface for Hardware-Based Packet Processing under Open vSwitch Policy Control (John Fastabend and Uri Elzur, Intel)</text:p>
          </table:table-cell>
        </table:table-row>
        <table:table-row>
          <table:table-cell table:style-name="Table2.A2" office:value-type="string">
            <text:p text:style-name="P1">3:00-3:30</text:p>
          </table:table-cell>
          <table:table-cell table:style-name="Table2.B2" office:value-type="string">
            <text:p text:style-name="P1">Break</text:p>
          </table:table-cell>
        </table:table-row>
        <table:table-row>
          <table:table-cell table:style-name="Table2.A6" office:value-type="string">
            <text:p text:style-name="P1">3:30-5:00</text:p>
          </table:table-cell>
          <table:table-cell table:style-name="Table2.B6" office:value-type="string">
            <text:p text:style-name="P1">Accelerating the Path to the Guest (Maryam Tahhan, Kevin Traynor, and Mark Gray, Intel)</text:p>
            <text:p text:style-name="P1">OVS performance measurements and analysis (Madhu Challa, Noiro Networks)</text:p>
            <text:p text:style-name="P1">OVS: accelerating the dataplane through netmap/VALE (Luigi Rizzo, Università di Pisa)</text:p>
          </table:table-cell>
        </table:table-row>
      </table:table>
      <text:p text:style-name="P1"/>
      <text:p text:style-name="P6">All talks take place in Elastic Sky Auditorium in the Hilltop A building at 3425 Hillview Ave, Palo Alto CA 94304. Breakfast and lunch are served in the lobby area just outside the auditorium. <text:s/>(Please do not bring food or drink into the auditorium.) <text:s/>The reception is across the breezeway in the Hilltop A cafeteria (“Cafe 8147”).</text:p>
      <text:p text:style-name="P6"/>
      <text:p text:style-name="P6">Two conference rooms near the auditorium are reserved for use by attendees. <text:s/>Please feel free to use them for group discussions and mini-hackathons during the conference.</text:p>
      <text:p text:style-name="P6"/>
      <text:p text:style-name="P6">Wifi is available on the “vmguest” or “vmair” networks. <text:s/>These are open networks: no password is nee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arial" svg:font-family="arial, helvetica, sans-serif"/>
    <style:font-face style:name="arial1" svg:font-family="arial, sans-serif"/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1:26:15.630235840</meta:creation-date>
    <dc:date>2014-11-16T14:20:07.623161477</dc:date>
    <meta:editing-duration>PT2H53M51S</meta:editing-duration>
    <meta:editing-cycles>6</meta:editing-cycles>
    <meta:generator>LibreOffice/4.3.3.1.0$Linux_x86 LibreOffice_project/430m0$Build-1</meta:generator>
    <meta:print-date>2014-11-16T11:32:16.155641702</meta:print-date>
    <meta:document-statistic meta:table-count="2" meta:image-count="0" meta:object-count="0" meta:page-count="1" meta:paragraph-count="53" meta:word-count="402" meta:character-count="2839" meta:non-whitespace-character-count="2487"/>
  </office:meta>
</office:document-meta>
</file>